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PingFang SC" svg:font-family="'PingFang SC', 'Microsoft YaHei', SimHei, Arial, SimSun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表格1" style:family="table">
      <style:table-properties style:width="8.908cm" table:align="left"/>
    </style:style>
    <style:style style:name="表格1.A" style:family="table-column">
      <style:table-column-properties style:column-width="1.136cm"/>
    </style:style>
    <style:style style:name="表格1.B" style:family="table-column">
      <style:table-column-properties style:column-width="7.772cm"/>
    </style:style>
    <style:style style:name="表格1.1" style:family="table-row">
      <style:table-row-properties fo:background-color="#ffffff">
        <style:background-image/>
      </style:table-row-properties>
    </style:style>
    <style:style style:name="表格1.A1" style:family="table-cell">
      <style:table-cell-properties fo:background-color="transparent" fo:padding-left="0.191cm" fo:padding-right="0.191cm" fo:padding-top="0.049cm" fo:padding-bottom="0.049cm" fo:border="1pt solid #000000">
        <style:background-image/>
      </style:table-cell-properties>
    </style:style>
    <style:style style:name="表格1.B1" style:family="table-cell">
      <style:table-cell-properties fo:background-color="transparent" fo:padding-left="0cm" fo:padding-right="0.191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表格1.2" style:family="table-row">
      <style:table-row-properties fo:background-color="#f7f7f7">
        <style:background-image/>
      </style:table-row-properties>
    </style:style>
    <style:style style:name="表格1.A2" style:family="table-cell">
      <style:table-cell-properties fo:background-color="transparent" fo:padding-left="0.191cm" fo:padding-right="0.191cm" fo:padding-top="0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表格1.B2" style:family="table-cell">
      <style:table-cell-properties fo:background-color="transparent" fo:padding-left="0cm" fo:padding-right="0.191cm" fo:padding-top="0cm" fo:padding-bottom="0.049cm" fo:border-left="none" fo:border-right="1pt solid #000000" fo:border-top="none" fo:border-bottom="1pt solid #000000">
        <style:background-image/>
      </style:table-cell-properties>
    </style:style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fo:letter-spacing="normal" loext:padding="0cm" loext:border="none"/>
    </style:style>
    <style:style style:name="P2" style:family="paragraph" style:parent-style-name="Text_20_body">
      <style:paragraph-properties fo:margin-left="0cm" fo:margin-right="0cm" fo:margin-top="0cm" fo:margin-bottom="0.242cm" loext:contextual-spacing="false" style:line-height-at-least="0.393cm" fo:text-align="justify" style:justify-single-word="false" fo:orphans="2" fo:widows="2" fo:text-indent="0cm" style:auto-text-indent="false" fo:padding="0cm" fo:border="none"/>
      <style:text-properties fo:font-variant="normal" fo:text-transform="none" fo:color="#4f4f4f" fo:letter-spacing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706cm" fo:text-align="justify" style:justify-single-word="false" fo:orphans="2" fo:widows="2" fo:text-indent="0cm" style:auto-text-indent="false" fo:padding="0cm" fo:border="none"/>
      <style:text-properties fo:font-variant="normal" fo:text-transform="none" fo:color="#4f4f4f" fo:letter-spacing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393cm" fo:text-align="center" style:justify-single-word="false" fo:orphans="2" fo:widows="2" fo:text-indent="0cm" style:auto-text-indent="false" fo:padding="0cm" fo:border="none"/>
      <style:text-properties fo:font-variant="normal" fo:text-transform="none" fo:color="#4f4f4f" fo:letter-spacing="normal"/>
    </style:style>
    <style:style style:name="P5" style:family="paragraph" style:parent-style-name="Text_20_body">
      <style:paragraph-properties fo:margin-left="0cm" fo:margin-right="0cm" fo:margin-top="0.423cm" fo:margin-bottom="0.423cm" loext:contextual-spacing="false" style:line-height-at-least="0.706cm" fo:text-align="justify" style:justify-single-word="false" fo:orphans="2" fo:widows="2" fo:text-indent="0cm" style:auto-text-indent="false" fo:padding="0cm" fo:border="none"/>
      <style:text-properties fo:font-variant="normal" fo:text-transform="none" fo:color="#4ea1db" style:text-line-through-style="none" style:text-line-through-type="none" style:font-name="Times New Roman" fo:font-size="12pt" fo:letter-spacing="normal" fo:language="en" fo:country="US" fo:font-style="normal" style:text-underline-style="none" fo:font-weight="normal" style:text-blinking="false"/>
    </style:style>
    <style:style style:name="P6" style:family="paragraph" style:parent-style-name="Table_20_Contents">
      <style:paragraph-properties fo:margin-left="0cm" fo:margin-right="0cm" fo:margin-top="0cm" fo:margin-bottom="0cm" loext:contextual-spacing="false" style:line-height-at-least="0.333cm" fo:text-align="start" style:justify-single-word="false" fo:text-indent="0cm" style:auto-text-indent="false" fo:padding="0cm" fo:border="none"/>
    </style:style>
    <style:style style:name="T1" style:family="text">
      <style:text-properties style:font-name="Times New Roman" fo:font-size="14pt" fo:language="en" fo:country="US" fo:font-style="normal" fo:font-weight="normal"/>
    </style:style>
    <style:style style:name="T2" style:family="text">
      <style:text-properties style:font-name="Times New Roman" fo:font-size="12pt" fo:language="en" fo:country="US" fo:font-style="normal" fo:font-weight="normal"/>
    </style:style>
    <style:style style:name="T3" style:family="text">
      <style:text-properties style:font-name="Times New Roman" fo:font-size="9pt" fo:language="en" fo:country="US" fo:font-style="normal" fo:font-weight="normal"/>
    </style:style>
    <style:style style:name="T4" style:family="text">
      <style:text-properties style:font-name-asian="PingFang SC" style:font-size-asian="14pt" style:font-style-asian="normal" style:font-weight-asian="normal"/>
    </style:style>
    <style:style style:name="T5" style:family="text">
      <style:text-properties style:font-name-asian="PingFang SC" style:font-size-asian="12pt" style:font-style-asian="normal" style:font-weight-asian="normal"/>
    </style:style>
    <style:style style:name="T6" style:family="text">
      <style:text-properties style:font-name-asian="PingFang SC" style:font-size-asian="9pt" style:font-style-asian="normal" style:font-weight-asian="normal"/>
    </style:style>
    <style:style style:name="T7" style:family="text">
      <style:text-properties fo:color="#4f4f4f" style:font-name="Times New Roman" fo:font-size="12pt" fo:language="en" fo:country="US" fo:font-weight="bold"/>
    </style:style>
    <style:style style:name="T8" style:family="text">
      <style:text-properties fo:color="#4f4f4f" fo:font-size="6pt" fo:font-weight="normal" style:font-size-asian="6pt" style:font-weight-asian="normal" style:font-size-complex="6pt" style:font-weight-complex="normal"/>
    </style:style>
    <style:style style:name="T9" style:family="text">
      <style:text-properties fo:color="#4f4f4f" style:font-size-asian="12pt" style:font-weight-asian="bold"/>
    </style:style>
    <style:style style:name="fr1" style:family="graphic" style:parent-style-name="Graphics">
      <style:graphic-properties fo:margin-left="0cm" fo:margin-right="0cm" fo:margin-top="0cm" fo:margin-bottom="0.363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现代的</text:span><text:span text:style-name="T1">APIC</text:span></text:p>
      <text:p text:style-name="P3"><text:span text:style-name="T2">APIC</text:span><text:span text:style-name="T5">虽号称现代，但也出现</text:span><text:span text:style-name="T2">10</text:span><text:span text:style-name="T5">几年了，</text:span><text:span text:style-name="T2">PC</text:span><text:span text:style-name="T5">机市场总是很晚才能接触到新的技术，前面说了，我的</text:span><text:span text:style-name="T2">T42</text:span><text:span text:style-name="T5">用的还是</text:span><text:span text:style-name="T2">PIC</text:span><text:span text:style-name="T5">呢。</text:span><text:span text:style-name="T2">APIC</text:span><text:span text:style-name="T5">相较于</text:span><text:span text:style-name="T2">PIC</text:span><text:span text:style-name="T5">来说，最大的优点是能适用于</text:span><text:span text:style-name="T2">MP</text:span><text:span text:style-name="T5">平台，当然，管脚多是它另一个优点。</text:span><text:span text:style-name="T2">APIC</text:span><text:span text:style-name="T5">由两部分组成，一个称为</text:span><text:span text:style-name="T2">LAPIC</text:span><text:span text:style-name="T5">（</text:span><text:span text:style-name="T2">Local APIC</text:span><text:span text:style-name="T5">，本地高级中断控制器），一个称为</text:span><text:span text:style-name="T2">IOAPIC</text:span><text:span text:style-name="T5">（</text:span><text:span text:style-name="T2">I/O APCI</text:span><text:span text:style-name="T5">，</text:span><text:span text:style-name="T2">I/O</text:span><text:span text:style-name="T5">高级中断控制器）。前者位于</text:span><text:span text:style-name="T2">CPU</text:span><text:span text:style-name="T5">中，在</text:span><text:span text:style-name="T2">MP</text:span><text:span text:style-name="T5">平台，每个</text:span><text:span text:style-name="T2">CPU</text:span><text:span text:style-name="T5">都有一个自己的</text:span><text:span text:style-name="T2">LAPIC</text:span><text:span text:style-name="T5">。后者通常位于南桥上，像</text:span><text:span text:style-name="T2">PIC</text:span><text:span text:style-name="T5">一样，连接各个产生中断的设备。在一个典型的具有多个处理器的</text:span><text:span text:style-name="T2">PC</text:span><text:span text:style-name="T5">平台，通常有一个</text:span><text:span text:style-name="T2">IOAPIC</text:span><text:span text:style-name="T5">和多个</text:span><text:span text:style-name="T2">LAPIC</text:span><text:span text:style-name="T5">，它们相互配合，形成一个中断的分发网络，图</text:span><text:span text:style-name="T2">1-3</text:span><text:span text:style-name="T5">显示了这个典型的情况：</text:span></text:p>
      <text:p text:style-name="P4"> </text:p>
      <text:p text:style-name="P1"><draw:frame draw:style-name="fr1" draw:name="图像1" text:anchor-type="as-char" svg:width="7.56cm" svg:height="0.998cm" draw:z-index="0"><draw:image xlink:href="http://blogimg.chinaunix.net/blog/upfile2/080428204855.gif" xlink:type="simple" xlink:show="embed" xlink:actuate="onLoad" loext:mime-type=""/></draw:frame></text:p>
      <text:p text:style-name="P4"><text:span text:style-name="T6">图</text:span><text:span text:style-name="T3">1-3 APIC</text:span><text:span text:style-name="T6">模式（摘自《深入理解</text:span><text:span text:style-name="T3">Linux</text:span><text:span text:style-name="T6">内核》）</text:span></text:p>
      <text:p text:style-name="P3"><text:span text:style-name="T5">图中的中断控制器通信总线，是</text:span><text:span text:style-name="T2">IOAPIC</text:span><text:span text:style-name="T5">和</text:span><text:span text:style-name="T2">LAPIC</text:span><text:span text:style-name="T5">通信的桥梁，在</text:span><text:span text:style-name="T2">Intel</text:span><text:span text:style-name="T5">的</text:span><text:span text:style-name="T2">P6</text:span><text:span text:style-name="T5">架构和</text:span><text:span text:style-name="T2">Pentium</text:span><text:span text:style-name="T5">系列</text:span><text:span text:style-name="T2">CPU</text:span><text:span text:style-name="T5">中，它是一条单独的</text:span><text:span text:style-name="T2">APIC</text:span><text:span text:style-name="T5">总线。时代在进步，</text:span><text:span text:style-name="T2">Pentium4</text:span><text:span text:style-name="T5">和</text:span><text:span text:style-name="T2">Xeon</text:span><text:span text:style-name="T5">系列</text:span><text:span text:style-name="T2">CPU</text:span><text:span text:style-name="T5">出现后，</text:span><text:span text:style-name="T2">APIC Bus</text:span><text:span text:style-name="T5">已经不存在，系统的前端总线代替了它。</text:span></text:p>
      <text:p text:style-name="P5">1.2.1 IOAPIC</text:p>
      <text:p text:style-name="P3"><text:span text:style-name="T5">话分两头，让我们先来看看</text:span><text:span text:style-name="T2">IOAPIC</text:span><text:span text:style-name="T5">。和</text:span><text:span text:style-name="T2">PIC</text:span><text:span text:style-name="T5">对比，</text:span><text:span text:style-name="T2">IOAPIC</text:span><text:span text:style-name="T5">最大的作用在于中断分发。根据其内部的</text:span><text:span text:style-name="T2">PRT</text:span><text:span text:style-name="T5">（</text:span><text:span text:style-name="T2">Programmable Redirection Table</text:span><text:span text:style-name="T5">）表，</text:span><text:span text:style-name="T2">IOAPIC</text:span><text:span text:style-name="T5">可以格式化出一条中断消息，发送给某个</text:span><text:span text:style-name="T2">CPU</text:span><text:span text:style-name="T5">的</text:span><text:span text:style-name="T2">LAPIC</text:span><text:span text:style-name="T5">，由</text:span><text:span text:style-name="T2">LAPIC</text:span><text:span text:style-name="T5">通知</text:span><text:span text:style-name="T2">CPU</text:span><text:span text:style-name="T5">进行处理。目前典型的</text:span><text:span text:style-name="T2">IOAPIC</text:span><text:span text:style-name="T5">具有</text:span><text:span text:style-name="T2">24</text:span><text:span text:style-name="T5">个中断管脚，每个管脚对应一个</text:span><text:span text:style-name="T2">RTE</text:span><text:span text:style-name="T5">（</text:span><text:span text:style-name="T2">Redirection Table Entry</text:span><text:span text:style-name="T5">，</text:span><text:span text:style-name="T2">PRT</text:span><text:span text:style-name="T5">表项）。与</text:span><text:span text:style-name="T2">PIC</text:span><text:span text:style-name="T5">不同的是，</text:span><text:span text:style-name="T2">IOAPIC</text:span><text:span text:style-name="T5">的管脚没有优先级，也就是说，连接在管脚上的设备是平等的。但这并不意味着</text:span><text:span text:style-name="T2">APIC</text:span><text:span text:style-name="T5">系统中没有硬件优先级。设备的中断优先级由它对应的</text:span><text:span text:style-name="T2">vector</text:span><text:span text:style-name="T5">决定，</text:span><text:span text:style-name="T2">APIC</text:span><text:span text:style-name="T5">将优先级控制的功能放到了</text:span><text:span text:style-name="T2">LAPIC</text:span><text:span text:style-name="T5">中，我们在后面会看到。</text:span></text:p>
      <text:p text:style-name="P3"><text:span text:style-name="T5">要搞清楚</text:span><text:span text:style-name="T2">IOAPIC</text:span><text:span text:style-name="T5">是怎么工作的，</text:span><text:span text:style-name="T2">PRT</text:span><text:span text:style-name="T5">表是关键，下表列出了</text:span><text:span text:style-name="T2">RTE</text:span><text:span text:style-name="T5">的格式：</text:span>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6"><text:span text:style-name="Strong_20_Emphasis"><text:span text:style-name="T7">Bit</text:span></text:span></text:p>
          </table:table-cell>
          <table:table-cell table:style-name="表格1.B1" office:value-type="string">
            <text:p text:style-name="P6"><text:span text:style-name="Strong_20_Emphasis"><text:span text:style-name="T9">描述</text:span></text:span></text:p>
          </table:table-cell>
        </table:table-row>
        <table:table-row table:style-name="表格1.2">
          <table:table-cell table:style-name="表格1.A2" office:value-type="string">
            <text:p text:style-name="P6"><text:span text:style-name="Strong_20_Emphasis"><text:span text:style-name="T7">63:56</text:span></text:span></text:p>
          </table:table-cell>
          <table:table-cell table:style-name="表格1.B2" office:value-type="string">
            <text:p text:style-name="P6"><text:span text:style-name="Strong_20_Emphasis"><text:span text:style-name="T7">Destination Field</text:span></text:span><text:span text:style-name="Strong_20_Emphasis"><text:span text:style-name="T9">，目的字段，</text:span></text:span><text:span text:style-name="Strong_20_Emphasis"><text:span text:style-name="T7">R/W</text:span></text:span><text:span text:style-name="Strong_20_Emphasis"><text:span text:style-name="T9">（可读写）。根据</text:span></text:span><text:span text:style-name="Strong_20_Emphasis"><text:span text:style-name="T7">Destination Filed</text:span></text:span><text:span text:style-name="Strong_20_Emphasis"><text:span text:style-name="T9">（见下）值的不同，该字段值的意义不同，它有两个意义：</text:span></text:span></text:p>
            <text:p text:style-name="P6"><text:span text:style-name="Strong_20_Emphasis"><text:span text:style-name="T7">Physical Mode</text:span></text:span><text:span text:style-name="Strong_20_Emphasis"><text:span text:style-name="T9">（</text:span></text:span><text:span text:style-name="Strong_20_Emphasis"><text:span text:style-name="T7">Destination Mode</text:span></text:span><text:span text:style-name="Strong_20_Emphasis"><text:span text:style-name="T9">为</text:span></text:span><text:span text:style-name="Strong_20_Emphasis"><text:span text:style-name="T7">0</text:span></text:span><text:span text:style-name="Strong_20_Emphasis"><text:span text:style-name="T9">时）： 其值为</text:span></text:span><text:span text:style-name="Strong_20_Emphasis"><text:span text:style-name="T7">APIC ID</text:span></text:span><text:span text:style-name="Strong_20_Emphasis"><text:span text:style-name="T9">，用于标识一个唯一的</text:span></text:span><text:span text:style-name="Strong_20_Emphasis"><text:span text:style-name="T7">APIC</text:span></text:span><text:span text:style-name="Strong_20_Emphasis"><text:span text:style-name="T9">。</text:span></text:span></text:p>
            <text:p text:style-name="P6"><text:span text:style-name="Strong_20_Emphasis"><text:span text:style-name="T7">Logical Mode</text:span></text:span><text:span text:style-name="Strong_20_Emphasis"><text:span text:style-name="T9">（</text:span></text:span><text:span text:style-name="Strong_20_Emphasis"><text:span text:style-name="T7">Destination Mode</text:span></text:span><text:span text:style-name="Strong_20_Emphasis"><text:span text:style-name="T9">为</text:span></text:span><text:span text:style-name="Strong_20_Emphasis"><text:span text:style-name="T7">1</text:span></text:span><text:span text:style-name="Strong_20_Emphasis"><text:span text:style-name="T9">时）：其值根据</text:span></text:span><text:span text:style-name="Strong_20_Emphasis"><text:span text:style-name="T7">LAPIC</text:span></text:span><text:span text:style-name="Strong_20_Emphasis"><text:span text:style-name="T9">的不同配置，代表一组</text:span></text:span><text:span text:style-name="Strong_20_Emphasis"><text:span text:style-name="T7">CPU</text:span></text:span><text:span text:style-name="Strong_20_Emphasis"><text:span text:style-name="T9">（具体见</text:span></text:span><text:span text:style-name="Strong_20_Emphasis"><text:span text:style-name="T7">LAPIC</text:span></text:span><text:span text:style-name="Strong_20_Emphasis"><text:span text:style-name="T9">相关内容）</text:span></text:span></text:p>
          </table:table-cell>
        </table:table-row>
        <text:soft-page-break/>
        <table:table-row table:style-name="表格1.1">
          <table:table-cell table:style-name="表格1.A2" office:value-type="string">
            <text:p text:style-name="P6"><text:span text:style-name="Strong_20_Emphasis"><text:span text:style-name="T7">55:17</text:span></text:span></text:p>
          </table:table-cell>
          <table:table-cell table:style-name="表格1.B2" office:value-type="string">
            <text:p text:style-name="P6"><text:span text:style-name="Strong_20_Emphasis"><text:span text:style-name="T7">Reserved</text:span></text:span><text:span text:style-name="Strong_20_Emphasis"><text:span text:style-name="T9">，预留未用。</text:span></text:span></text:p>
          </table:table-cell>
        </table:table-row>
        <table:table-row table:style-name="表格1.2">
          <table:table-cell table:style-name="表格1.A2" office:value-type="string">
            <text:p text:style-name="P6"><text:span text:style-name="Strong_20_Emphasis"><text:span text:style-name="T7">16</text:span></text:span></text:p>
          </table:table-cell>
          <table:table-cell table:style-name="表格1.B2" office:value-type="string">
            <text:p text:style-name="P6"><text:span text:style-name="Strong_20_Emphasis"><text:span text:style-name="T7">Interrupt Mask</text:span></text:span><text:span text:style-name="Strong_20_Emphasis"><text:span text:style-name="T9">，中断屏蔽位，</text:span></text:span><text:span text:style-name="Strong_20_Emphasis"><text:span text:style-name="T7">R/W</text:span></text:span><text:span text:style-name="Strong_20_Emphasis"><text:span text:style-name="T9">。置一时，对应的中断管脚被屏蔽，这时产生的中断将被忽略。清零时，对应管脚产生的中断被发送至</text:span></text:span><text:span text:style-name="Strong_20_Emphasis"><text:span text:style-name="T7">LAPIC</text:span></text:span><text:span text:style-name="Strong_20_Emphasis"><text:span text:style-name="T9">。</text:span></text:span></text:p>
          </table:table-cell>
        </table:table-row>
        <table:table-row table:style-name="表格1.1">
          <table:table-cell table:style-name="表格1.A2" office:value-type="string">
            <text:p text:style-name="P6"><text:span text:style-name="Strong_20_Emphasis"><text:span text:style-name="T7">15</text:span></text:span></text:p>
          </table:table-cell>
          <table:table-cell table:style-name="表格1.B2" office:value-type="string">
            <text:p text:style-name="P6"><text:span text:style-name="Strong_20_Emphasis"><text:span text:style-name="T7">Trigger Mode</text:span></text:span><text:span text:style-name="Strong_20_Emphasis"><text:span text:style-name="T9">，触发模式，</text:span></text:span><text:span text:style-name="Strong_20_Emphasis"><text:span text:style-name="T7">R/W</text:span></text:span><text:span text:style-name="Strong_20_Emphasis"><text:span text:style-name="T9">。指明该管脚的的中断由什么方式触发。</text:span></text:span></text:p>
            <text:p text:style-name="P6"><text:span text:style-name="Strong_20_Emphasis"><text:span text:style-name="T7">1</text:span></text:span><text:span text:style-name="Strong_20_Emphasis"><text:span text:style-name="T9">：</text:span></text:span><text:span text:style-name="Strong_20_Emphasis"><text:span text:style-name="T7">Level</text:span></text:span><text:span text:style-name="Strong_20_Emphasis"><text:span text:style-name="T9">，电平触发</text:span></text:span></text:p>
            <text:p text:style-name="P6"><text:span text:style-name="Strong_20_Emphasis"><text:span text:style-name="T7">2</text:span></text:span><text:span text:style-name="Strong_20_Emphasis"><text:span text:style-name="T9">：</text:span></text:span><text:span text:style-name="Strong_20_Emphasis"><text:span text:style-name="T7">Edge</text:span></text:span><text:span text:style-name="Strong_20_Emphasis"><text:span text:style-name="T9">，边沿触发</text:span></text:span></text:p>
          </table:table-cell>
        </table:table-row>
        <table:table-row table:style-name="表格1.2">
          <table:table-cell table:style-name="表格1.A2" office:value-type="string">
            <text:p text:style-name="P6"><text:span text:style-name="Strong_20_Emphasis"><text:span text:style-name="T7">14</text:span></text:span></text:p>
          </table:table-cell>
          <table:table-cell table:style-name="表格1.B2" office:value-type="string">
            <text:p text:style-name="P6"><text:span text:style-name="Strong_20_Emphasis"><text:span text:style-name="T7">Remote IRR</text:span></text:span><text:span text:style-name="Strong_20_Emphasis"><text:span text:style-name="T9">，远程</text:span></text:span><text:span text:style-name="Strong_20_Emphasis"><text:span text:style-name="T7">IRR</text:span></text:span><text:span text:style-name="Strong_20_Emphasis"><text:span text:style-name="T9">，</text:span></text:span><text:span text:style-name="Strong_20_Emphasis"><text:span text:style-name="T7">RO</text:span></text:span><text:span text:style-name="Strong_20_Emphasis"><text:span text:style-name="T9">（只读）。只对</text:span></text:span><text:span text:style-name="Strong_20_Emphasis"><text:span text:style-name="T7">level</text:span></text:span><text:span text:style-name="Strong_20_Emphasis"><text:span text:style-name="T9">触发的中断有效，当该中断是</text:span></text:span><text:span text:style-name="Strong_20_Emphasis"><text:span text:style-name="T7">edge</text:span></text:span><text:span text:style-name="Strong_20_Emphasis"><text:span text:style-name="T9">触发时，该值代表的意义未定义。</text:span></text:span></text:p>
            <text:p text:style-name="P6"><text:span text:style-name="Strong_20_Emphasis"><text:span text:style-name="T9">当中断是</text:span></text:span><text:span text:style-name="Strong_20_Emphasis"><text:span text:style-name="T7">level</text:span></text:span><text:span text:style-name="Strong_20_Emphasis"><text:span text:style-name="T9">触发时，</text:span></text:span><text:span text:style-name="Strong_20_Emphasis"><text:span text:style-name="T7">LAPIC</text:span></text:span><text:span text:style-name="Strong_20_Emphasis"><text:span text:style-name="T9">接收了该中断，该位置一，</text:span></text:span><text:span text:style-name="Strong_20_Emphasis"><text:span text:style-name="T7">LAPIC</text:span></text:span><text:span text:style-name="Strong_20_Emphasis"><text:span text:style-name="T9">写</text:span></text:span><text:span text:style-name="Strong_20_Emphasis"><text:span text:style-name="T7">EOI</text:span></text:span><text:span text:style-name="Strong_20_Emphasis"><text:span text:style-name="T9">时，该位清零。</text:span></text:span></text:p>
          </table:table-cell>
        </table:table-row>
        <table:table-row table:style-name="表格1.1">
          <table:table-cell table:style-name="表格1.A2" office:value-type="string">
            <text:p text:style-name="P6"><text:span text:style-name="Strong_20_Emphasis"><text:span text:style-name="T7">13</text:span></text:span></text:p>
          </table:table-cell>
          <table:table-cell table:style-name="表格1.B2" office:value-type="string">
            <text:p text:style-name="P6"><text:span text:style-name="Strong_20_Emphasis"><text:span text:style-name="T7">Interrupt Input Pin Polarity</text:span></text:span><text:span text:style-name="Strong_20_Emphasis"><text:span text:style-name="T9">（</text:span></text:span><text:span text:style-name="Strong_20_Emphasis"><text:span text:style-name="T7">INTPOL</text:span></text:span><text:span text:style-name="Strong_20_Emphasis"><text:span text:style-name="T9">），中断管脚的极性，</text:span></text:span><text:span text:style-name="Strong_20_Emphasis"><text:span text:style-name="T7">R/W</text:span></text:span><text:span text:style-name="Strong_20_Emphasis"><text:span text:style-name="T9">。指定该管脚的有效电平是高电平还是低电平。</text:span></text:span></text:p>
            <text:p text:style-name="P6"><text:span text:style-name="Strong_20_Emphasis"><text:span text:style-name="T7">0</text:span></text:span><text:span text:style-name="Strong_20_Emphasis"><text:span text:style-name="T9">：高电平</text:span></text:span></text:p>
            <text:p text:style-name="P6"><text:span text:style-name="Strong_20_Emphasis"><text:span text:style-name="T7">1</text:span></text:span><text:span text:style-name="Strong_20_Emphasis"><text:span text:style-name="T9">：低电平</text:span></text:span></text:p>
          </table:table-cell>
        </table:table-row>
        <table:table-row table:style-name="表格1.2">
          <table:table-cell table:style-name="表格1.A2" office:value-type="string">
            <text:p text:style-name="P6"><text:span text:style-name="Strong_20_Emphasis"><text:span text:style-name="T7">12</text:span></text:span></text:p>
          </table:table-cell>
          <table:table-cell table:style-name="表格1.B2" office:value-type="string">
            <text:p text:style-name="P6"><text:span text:style-name="Strong_20_Emphasis"><text:span text:style-name="T7">Delivery Status</text:span></text:span><text:span text:style-name="Strong_20_Emphasis"><text:span text:style-name="T9">，传送状态，</text:span></text:span><text:span text:style-name="Strong_20_Emphasis"><text:span text:style-name="T7">RO</text:span></text:span><text:span text:style-name="Strong_20_Emphasis"><text:span text:style-name="T9">。</text:span></text:span></text:p>
            <text:p text:style-name="P6"><text:span text:style-name="Strong_20_Emphasis"><text:span text:style-name="T7">0</text:span></text:span><text:span text:style-name="Strong_20_Emphasis"><text:span text:style-name="T9">：</text:span></text:span><text:span text:style-name="Strong_20_Emphasis"><text:span text:style-name="T7">IDEL</text:span></text:span><text:span text:style-name="Strong_20_Emphasis"><text:span text:style-name="T9">，当前没有中断</text:span></text:span></text:p>
            <text:p text:style-name="P6"><text:span text:style-name="Strong_20_Emphasis"><text:span text:style-name="T7">1</text:span></text:span><text:span text:style-name="Strong_20_Emphasis"><text:span text:style-name="T9">：</text:span></text:span><text:span text:style-name="Strong_20_Emphasis"><text:span text:style-name="T7">Send Pending</text:span></text:span><text:span text:style-name="Strong_20_Emphasis"><text:span text:style-name="T9">，</text:span></text:span><text:span text:style-name="Strong_20_Emphasis"><text:span text:style-name="T7">IOAPIC</text:span></text:span><text:span text:style-name="Strong_20_Emphasis"><text:span text:style-name="T9">已经收到该中断，但由于某种原因该中断还未发送给</text:span></text:span><text:span text:style-name="Strong_20_Emphasis"><text:span text:style-name="T7">LAPIC</text:span></text:span></text:p>
            <text:p text:style-name="P6"><text:span text:style-name="Strong_20_Emphasis"><text:span text:style-name="T9">笔者：某种原因，例如</text:span></text:span><text:span text:style-name="Strong_20_Emphasis"><text:span text:style-name="T7">IOAPIC</text:span></text:span><text:span text:style-name="Strong_20_Emphasis"><text:span text:style-name="T9">没有竞争到总线</text:span></text:span></text:p>
          </table:table-cell>
        </table:table-row>
        <table:table-row table:style-name="表格1.1">
          <table:table-cell table:style-name="表格1.A2" office:value-type="string">
            <text:p text:style-name="P6"><text:span text:style-name="Strong_20_Emphasis"><text:span text:style-name="T7">11</text:span></text:span></text:p>
          </table:table-cell>
          <table:table-cell table:style-name="表格1.B2" office:value-type="string">
            <text:p text:style-name="P6"><text:span text:style-name="Strong_20_Emphasis"><text:span text:style-name="T7">Destination Mode</text:span></text:span><text:span text:style-name="Strong_20_Emphasis"><text:span text:style-name="T9">，目的地模式，</text:span></text:span><text:span text:style-name="Strong_20_Emphasis"><text:span text:style-name="T7">R/W</text:span></text:span><text:span text:style-name="Strong_20_Emphasis"><text:span text:style-name="T9">。</text:span></text:span></text:p>
            <text:p text:style-name="P6"><text:span text:style-name="Strong_20_Emphasis"><text:span text:style-name="T7">0</text:span></text:span><text:span text:style-name="Strong_20_Emphasis"><text:span text:style-name="T9">：</text:span></text:span><text:span text:style-name="Strong_20_Emphasis"><text:span text:style-name="T7">Physical Mode</text:span></text:span><text:span text:style-name="Strong_20_Emphasis"><text:span text:style-name="T9">，解释见</text:span></text:span><text:span text:style-name="Strong_20_Emphasis"><text:span text:style-name="T7">Destination Field</text:span></text:span></text:p>
            <text:p text:style-name="P6"><text:span text:style-name="Strong_20_Emphasis"><text:span text:style-name="T7">1</text:span></text:span><text:span text:style-name="Strong_20_Emphasis"><text:span text:style-name="T9">：</text:span></text:span><text:span text:style-name="Strong_20_Emphasis"><text:span text:style-name="T7">Logical Mode</text:span></text:span><text:span text:style-name="Strong_20_Emphasis"><text:span text:style-name="T9">，同上</text:span></text:span></text:p>
          </table:table-cell>
        </table:table-row>
        <table:table-row table:style-name="表格1.2">
          <table:table-cell table:style-name="表格1.A2" office:value-type="string">
            <text:p text:style-name="P6"><text:span text:style-name="Strong_20_Emphasis"><text:span text:style-name="T7">10:8</text:span></text:span></text:p>
          </table:table-cell>
          <table:table-cell table:style-name="表格1.B2" office:value-type="string">
            <text:p text:style-name="P6"><text:span text:style-name="Strong_20_Emphasis"><text:span text:style-name="T7">Delivery Mode</text:span></text:span><text:span text:style-name="Strong_20_Emphasis"><text:span text:style-name="T9">，传送模式，</text:span></text:span><text:span text:style-name="Strong_20_Emphasis"><text:span text:style-name="T7">R/W</text:span></text:span><text:span text:style-name="Strong_20_Emphasis"><text:span text:style-name="T9">。用于指定该中断以何种方式发送给目的</text:span></text:span><text:span text:style-name="Strong_20_Emphasis"><text:span text:style-name="T7">APIC</text:span></text:span><text:span text:style-name="Strong_20_Emphasis"><text:span text:style-name="T9">，各种模式需要和相应的触发方式配合。可选的模式如下，字段相应的值以二进制表示：</text:span></text:span></text:p>
            <text:p text:style-name="P6"><text:span text:style-name="Strong_20_Emphasis"><text:span text:style-name="T7">Fixed</text:span></text:span><text:span text:style-name="Strong_20_Emphasis"><text:span text:style-name="T9">： </text:span></text:span><text:span text:style-name="Strong_20_Emphasis"><text:span text:style-name="T7">000b</text:span></text:span><text:span text:style-name="Strong_20_Emphasis"><text:span text:style-name="T9">，发送给</text:span></text:span><text:span text:style-name="Strong_20_Emphasis"><text:span text:style-name="T7">Destination Filed</text:span></text:span><text:span text:style-name="Strong_20_Emphasis"><text:span text:style-name="T9">列出的所有</text:span></text:span><text:span text:style-name="Strong_20_Emphasis"><text:span text:style-name="T7">CPU</text:span></text:span><text:span text:style-name="Strong_20_Emphasis"><text:span text:style-name="T9">，</text:span></text:span><text:span text:style-name="Strong_20_Emphasis"><text:span text:style-name="T7">level</text:span></text:span><text:span text:style-name="Strong_20_Emphasis"><text:span text:style-name="T9">、</text:span></text:span><text:span text:style-name="Strong_20_Emphasis"><text:span text:style-name="T7">edge</text:span></text:span><text:span text:style-name="Strong_20_Emphasis"><text:span text:style-name="T9">触发均可。</text:span></text:span></text:p>
            <text:p text:style-name="P6"><text:span text:style-name="Strong_20_Emphasis"><text:span text:style-name="T7">Lowest Priority</text:span></text:span><text:span text:style-name="Strong_20_Emphasis"><text:span text:style-name="T9">：</text:span></text:span><text:span text:style-name="Strong_20_Emphasis"><text:span text:style-name="T7">001b</text:span></text:span><text:span text:style-name="Strong_20_Emphasis"><text:span text:style-name="T9">，发送给</text:span></text:span><text:span text:style-name="Strong_20_Emphasis"><text:span text:style-name="T7">Destination Filed</text:span></text:span><text:span text:style-name="Strong_20_Emphasis"><text:span text:style-name="T9">列出的</text:span></text:span><text:span text:style-name="Strong_20_Emphasis"><text:span text:style-name="T7">CPU</text:span></text:span><text:span text:style-name="Strong_20_Emphasis"><text:span text:style-name="T9">中，优先级最低的</text:span></text:span><text:span text:style-name="Strong_20_Emphasis"><text:span text:style-name="T7">CPU</text:span></text:span><text:span text:style-name="Strong_20_Emphasis"><text:span text:style-name="T9">（</text:span></text:span><text:span text:style-name="Strong_20_Emphasis"><text:span text:style-name="T7">CPU</text:span></text:span><text:span text:style-name="Strong_20_Emphasis"><text:span text:style-name="T9">的优先级见</text:span></text:span><text:span text:style-name="Strong_20_Emphasis"><text:span text:style-name="T7">LAPIC</text:span></text:span><text:span text:style-name="Strong_20_Emphasis"><text:span text:style-name="T9">相关内容）。</text:span></text:span><text:span text:style-name="Strong_20_Emphasis"><text:span text:style-name="T7">Level</text:span></text:span><text:span text:style-name="Strong_20_Emphasis"><text:span text:style-name="T9">、</text:span></text:span><text:span text:style-name="Strong_20_Emphasis"><text:span text:style-name="T7">edge</text:span></text:span><text:span text:style-name="Strong_20_Emphasis"><text:span text:style-name="T9">均可</text:span></text:span></text:p>
            <text:p text:style-name="P6"><text:soft-page-break/><text:span text:style-name="Strong_20_Emphasis"><text:span text:style-name="T7">SMI</text:span></text:span><text:span text:style-name="Strong_20_Emphasis"><text:span text:style-name="T9">：</text:span></text:span><text:span text:style-name="Strong_20_Emphasis"><text:span text:style-name="T7">010b</text:span></text:span><text:span text:style-name="Strong_20_Emphasis"><text:span text:style-name="T9">，</text:span></text:span><text:span text:style-name="Strong_20_Emphasis"><text:span text:style-name="T7">System Management Interrupt</text:span></text:span><text:span text:style-name="Strong_20_Emphasis"><text:span text:style-name="T9">，系统管理中断。只能为</text:span></text:span><text:span text:style-name="Strong_20_Emphasis"><text:span text:style-name="T7">edge</text:span></text:span><text:span text:style-name="Strong_20_Emphasis"><text:span text:style-name="T9">触发，并且</text:span></text:span><text:span text:style-name="Strong_20_Emphasis"><text:span text:style-name="T7">vector</text:span></text:span><text:span text:style-name="Strong_20_Emphasis"><text:span text:style-name="T9">字段写</text:span></text:span><text:span text:style-name="Strong_20_Emphasis"><text:span text:style-name="T7">0</text:span></text:span></text:p>
            <text:p text:style-name="P6"><text:span text:style-name="Strong_20_Emphasis"><text:span text:style-name="T7">NMI</text:span></text:span><text:span text:style-name="Strong_20_Emphasis"><text:span text:style-name="T9">：</text:span></text:span><text:span text:style-name="Strong_20_Emphasis"><text:span text:style-name="T7">100b</text:span></text:span><text:span text:style-name="Strong_20_Emphasis"><text:span text:style-name="T9">，</text:span></text:span><text:span text:style-name="Strong_20_Emphasis"><text:span text:style-name="T7">None Mask Interrupt</text:span></text:span><text:span text:style-name="Strong_20_Emphasis"><text:span text:style-name="T9">，不可屏蔽中断。发送给</text:span></text:span><text:span text:style-name="Strong_20_Emphasis"><text:span text:style-name="T7">Destination Field</text:span></text:span><text:span text:style-name="Strong_20_Emphasis"><text:span text:style-name="T9">列出的所有</text:span></text:span><text:span text:style-name="Strong_20_Emphasis"><text:span text:style-name="T7">CPU</text:span></text:span><text:span text:style-name="Strong_20_Emphasis"><text:span text:style-name="T9">，</text:span></text:span><text:span text:style-name="Strong_20_Emphasis"><text:span text:style-name="T7">Vector</text:span></text:span><text:span text:style-name="Strong_20_Emphasis"><text:span text:style-name="T9">字段值被忽略。</text:span></text:span><text:span text:style-name="Strong_20_Emphasis"><text:span text:style-name="T7">NMI</text:span></text:span><text:span text:style-name="Strong_20_Emphasis"><text:span text:style-name="T9">是</text:span></text:span><text:span text:style-name="Strong_20_Emphasis"><text:span text:style-name="T7">edge</text:span></text:span><text:span text:style-name="Strong_20_Emphasis"><text:span text:style-name="T9">触发，</text:span></text:span><text:span text:style-name="Strong_20_Emphasis"><text:span text:style-name="T7">Trigger Mode</text:span></text:span><text:span text:style-name="Strong_20_Emphasis"><text:span text:style-name="T9">字段中的值对</text:span></text:span><text:span text:style-name="Strong_20_Emphasis"><text:span text:style-name="T7">NMI</text:span></text:span><text:span text:style-name="Strong_20_Emphasis"><text:span text:style-name="T9">无影响，但建议配置成</text:span></text:span><text:span text:style-name="Strong_20_Emphasis"><text:span text:style-name="T7">edge</text:span></text:span><text:span text:style-name="Strong_20_Emphasis"><text:span text:style-name="T9">。</text:span></text:span></text:p>
            <text:p text:style-name="P6"><text:span text:style-name="Strong_20_Emphasis"><text:span text:style-name="T7">INIT</text:span></text:span><text:span text:style-name="Strong_20_Emphasis"><text:span text:style-name="T9">：</text:span></text:span><text:span text:style-name="Strong_20_Emphasis"><text:span text:style-name="T7">101b</text:span></text:span><text:span text:style-name="Strong_20_Emphasis"><text:span text:style-name="T9">，发送给</text:span></text:span><text:span text:style-name="Strong_20_Emphasis"><text:span text:style-name="T7">Destination Filed</text:span></text:span><text:span text:style-name="Strong_20_Emphasis"><text:span text:style-name="T9">列出的所有</text:span></text:span><text:span text:style-name="Strong_20_Emphasis"><text:span text:style-name="T7">CPU</text:span></text:span><text:span text:style-name="Strong_20_Emphasis"><text:span text:style-name="T9">，</text:span></text:span><text:span text:style-name="Strong_20_Emphasis"><text:span text:style-name="T7">LAPIC</text:span></text:span><text:span text:style-name="Strong_20_Emphasis"><text:span text:style-name="T9">收到后执行</text:span></text:span><text:span text:style-name="Strong_20_Emphasis"><text:span text:style-name="T7">INIT</text:span></text:span><text:span text:style-name="Strong_20_Emphasis"><text:span text:style-name="T9">中断（详细信息参考相关</text:span></text:span><text:span text:style-name="Strong_20_Emphasis"><text:span text:style-name="T7">CPU spec</text:span></text:span><text:span text:style-name="Strong_20_Emphasis"><text:span text:style-name="T9">中</text:span></text:span><text:span text:style-name="Strong_20_Emphasis"><text:span text:style-name="T7">INIT</text:span></text:span><text:span text:style-name="Strong_20_Emphasis"><text:span text:style-name="T9">中断一节）。触发模式同</text:span></text:span><text:span text:style-name="Strong_20_Emphasis"><text:span text:style-name="T7">NMI</text:span></text:span><text:span text:style-name="Strong_20_Emphasis"><text:span text:style-name="T9">。</text:span></text:span></text:p>
            <text:p text:style-name="P6"><text:span text:style-name="Strong_20_Emphasis"><text:span text:style-name="T7">ExtINT</text:span></text:span><text:span text:style-name="Strong_20_Emphasis"><text:span text:style-name="T9">：</text:span></text:span><text:span text:style-name="Strong_20_Emphasis"><text:span text:style-name="T7">111b</text:span></text:span><text:span text:style-name="Strong_20_Emphasis"><text:span text:style-name="T9">，发送给</text:span></text:span><text:span text:style-name="Strong_20_Emphasis"><text:span text:style-name="T7">Destination Filed</text:span></text:span><text:span text:style-name="Strong_20_Emphasis"><text:span text:style-name="T9">列出的所有</text:span></text:span><text:span text:style-name="Strong_20_Emphasis"><text:span text:style-name="T7">CPU</text:span></text:span><text:span text:style-name="Strong_20_Emphasis"><text:span text:style-name="T9">。</text:span></text:span><text:span text:style-name="Strong_20_Emphasis"><text:span text:style-name="T7">CPU</text:span></text:span><text:span text:style-name="Strong_20_Emphasis"><text:span text:style-name="T9">收到该中断后，认为这是一个</text:span></text:span><text:span text:style-name="Strong_20_Emphasis"><text:span text:style-name="T7">PIC</text:span></text:span><text:span text:style-name="Strong_20_Emphasis"><text:span text:style-name="T9">发送的中断请求，并回应</text:span></text:span><text:span text:style-name="Strong_20_Emphasis"><text:span text:style-name="T7">INTA</text:span></text:span><text:span text:style-name="Strong_20_Emphasis"><text:span text:style-name="T9">信号（该</text:span></text:span><text:span text:style-name="Strong_20_Emphasis"><text:span text:style-name="T7">INTA</text:span></text:span><text:span text:style-name="Strong_20_Emphasis"><text:span text:style-name="T9">脚连接到的是与该管脚相连的</text:span></text:span><text:span text:style-name="Strong_20_Emphasis"><text:span text:style-name="T7">PIC</text:span></text:span><text:span text:style-name="Strong_20_Emphasis"><text:span text:style-name="T9">上，而非</text:span></text:span><text:span text:style-name="Strong_20_Emphasis"><text:span text:style-name="T7">IOAPIC</text:span></text:span><text:span text:style-name="Strong_20_Emphasis"><text:span text:style-name="T9">上）</text:span></text:span></text:p>
            <text:p text:style-name="P6"><text:span text:style-name="Strong_20_Emphasis"><text:span text:style-name="T9">笔者：</text:span></text:span><text:span text:style-name="Strong_20_Emphasis"><text:span text:style-name="T7">ExtINT</text:span></text:span><text:span text:style-name="Strong_20_Emphasis"><text:span text:style-name="T9">用于</text:span></text:span><text:span text:style-name="Strong_20_Emphasis"><text:span text:style-name="T7">PIC</text:span></text:span><text:span text:style-name="Strong_20_Emphasis"><text:span text:style-name="T9">接在</text:span></text:span><text:span text:style-name="Strong_20_Emphasis"><text:span text:style-name="T7">APIC</text:span></text:span><text:span text:style-name="Strong_20_Emphasis"><text:span text:style-name="T9">上的情况，见后面的</text:span></text:span><text:span text:style-name="Strong_20_Emphasis"><text:span text:style-name="T7">Virtual Wire Mode</text:span></text:span></text:p>
          </table:table-cell>
        </table:table-row>
        <table:table-row table:style-name="表格1.1">
          <table:table-cell table:style-name="表格1.A2" office:value-type="string">
            <text:p text:style-name="P6"><text:span text:style-name="Strong_20_Emphasis"><text:span text:style-name="T7">7:0</text:span></text:span></text:p>
          </table:table-cell>
          <table:table-cell table:style-name="表格1.B2" office:value-type="string">
            <text:p text:style-name="P6"><text:span text:style-name="Strong_20_Emphasis"><text:span text:style-name="T7">Interrupt Vector</text:span></text:span><text:span text:style-name="Strong_20_Emphasis"><text:span text:style-name="T9">，中断向量，</text:span></text:span><text:span text:style-name="Strong_20_Emphasis"><text:span text:style-name="T7">R/W</text:span></text:span><text:span text:style-name="Strong_20_Emphasis"><text:span text:style-name="T9">。指定该中断对应的</text:span></text:span><text:span text:style-name="Strong_20_Emphasis"><text:span text:style-name="T7">vector</text:span></text:span><text:span text:style-name="Strong_20_Emphasis"><text:span text:style-name="T9">，范围从</text:span></text:span><text:span text:style-name="Strong_20_Emphasis"><text:span text:style-name="T7">10h</text:span></text:span><text:span text:style-name="Strong_20_Emphasis"><text:span text:style-name="T9">到</text:span></text:span><text:span text:style-name="Strong_20_Emphasis"><text:span text:style-name="T7">FEh</text:span></text:span><text:span text:style-name="Strong_20_Emphasis"><text:span text:style-name="T9">（</text:span></text:span><text:span text:style-name="Strong_20_Emphasis"><text:span text:style-name="T7">x86</text:span></text:span><text:span text:style-name="Strong_20_Emphasis"><text:span text:style-name="T9">架构前</text:span></text:span><text:span text:style-name="Strong_20_Emphasis"><text:span text:style-name="T7">16</text:span></text:span><text:span text:style-name="Strong_20_Emphasis"><text:span text:style-name="T9">个</text:span></text:span><text:span text:style-name="Strong_20_Emphasis"><text:span text:style-name="T7">vector</text:span></text:span><text:span text:style-name="Strong_20_Emphasis"><text:span text:style-name="T9">被系统预留，见后面相关内容）</text:span></text:span></text:p>
          </table:table-cell>
        </table:table-row>
      </table:table>
      <text:p text:style-name="P4"><text:span text:style-name="T6">表</text:span><text:span text:style-name="T3">1-1 RTE</text:span><text:span text:style-name="T6">格式</text:span></text:p>
      <text:p text:style-name="P3"><text:span text:style-name="T5">当</text:span><text:span text:style-name="T2">IOAPIC</text:span><text:span text:style-name="T5">某个管脚接收到中断信号后，会根据该管脚对应的</text:span><text:span text:style-name="T2">RTE</text:span><text:span text:style-name="T5">，格式化出一条中断消息，发送给某个</text:span><text:span text:style-name="T2">CPU</text:span><text:span text:style-name="T5">的</text:span><text:span text:style-name="T2">LAPIC</text:span><text:span text:style-name="T5">。从上表我们可以看出，该消息包含了一个中断的所有信息。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PingFang SC" svg:font-family="'PingFang SC', 'Microsoft YaHei', SimHei, Arial, SimSun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6-24T12:36:32.325000000</dc:date>
    <meta:editing-duration>PT23S</meta:editing-duration>
    <meta:editing-cycles>1</meta:editing-cycles>
    <meta:document-statistic meta:table-count="1" meta:image-count="1" meta:object-count="0" meta:page-count="3" meta:paragraph-count="52" meta:word-count="1529" meta:character-count="2456" meta:non-whitespace-character-count="2408"/>
  </office:meta>
</office:document-meta>
</file>